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2"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4</text:p>
          </table:table-cell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40:28.780557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0:31:55.596540282</meta:creation-date>
    <dc:date>2021-04-18T12:40:45.042739420</dc:date>
    <meta:editing-duration>PT3H44M46S</meta:editing-duration>
    <meta:editing-cycles>8</meta:editing-cycles>
    <meta:generator>LibreOffice/6.0.7.3$Linux_X86_64 LibreOffice_project/00m0$Build-3</meta:generator>
    <meta:document-statistic meta:table-count="1" meta:cell-count="24" meta:object-count="0"/>
  </office:meta>
</office:document-meta>
</file>